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43.3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1.01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ddddd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number-columns-repeated="5" table:default-cell-style-name="ce2"/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1:09:17.693439978</meta:creation-date>
    <dc:date>2017-11-11T11:20:27.434448235</dc:date>
    <meta:editing-duration>PT11M9S</meta:editing-duration>
    <meta:editing-cycles>4</meta:editing-cycles>
    <meta:generator>LibreOffice/5.1.6.2$Linux_X86_64 LibreOffice_project/10m0$Build-2</meta:generator>
    <meta:document-statistic meta:table-count="1" meta:cell-count="32" meta:object-count="0"/>
  </office:meta>
</office:document-meta>
</file>